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26.137cm" style:rel-column-width="65534*"/>
    </style:style>
    <style:style style:name="Table7.A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6171b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8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6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7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8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9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0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2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3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4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5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6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7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8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9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0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1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2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3" style:family="paragraph" style:parent-style-name="Preformatted_20_Text">
      <style:text-properties style:font-name="Courier New" fo:font-size="10pt" style:font-size-asian="10pt" style:font-size-complex="10pt"/>
    </style:style>
    <style:style style:name="P74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5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6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7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8" style:family="paragraph" style:parent-style-name="Table_20_Contents">
      <style:text-properties style:font-name="Courier New" fo:font-size="10pt" style:font-size-asian="10pt" style:font-size-complex="10pt"/>
    </style:style>
    <style:style style:name="P79" style:family="paragraph" style:parent-style-name="Standard">
      <style:text-properties officeooo:paragraph-rsid="008b97e2"/>
    </style:style>
    <style:style style:name="P80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81" style:family="paragraph" style:parent-style-name="Footer">
      <style:paragraph-properties fo:text-align="center" style:justify-single-word="false"/>
      <style:text-properties officeooo:paragraph-rsid="0096bbfe"/>
    </style:style>
    <style:style style:name="P82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8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text-properties style:font-name="Courier New" fo:font-size="10pt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1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2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879f2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960a23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8" style:family="text">
      <style:text-properties officeooo:rsid="001a49c9"/>
    </style:style>
    <style:style style:name="T19" style:family="text">
      <style:text-properties officeooo:rsid="001b737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344ead"/>
    </style:style>
    <style:style style:name="T22" style:family="text">
      <style:text-properties officeooo:rsid="0037af12"/>
    </style:style>
    <style:style style:name="T23" style:family="text">
      <style:text-properties officeooo:rsid="0039eda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9816f5" style:font-weight-asian="bold" style:font-weight-complex="bold"/>
    </style:style>
    <style:style style:name="T26" style:family="text">
      <style:text-properties fo:font-weight="bold" officeooo:rsid="009934c6" style:font-weight-asian="bold" style:font-weight-complex="bold"/>
    </style:style>
    <style:style style:name="T27" style:family="text">
      <style:text-properties officeooo:rsid="0070d36a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cc2fb"/>
    </style:style>
    <style:style style:name="T31" style:family="text">
      <style:text-properties officeooo:rsid="007cc5a9"/>
    </style:style>
    <style:style style:name="T32" style:family="text">
      <style:text-properties officeooo:rsid="007eaf13"/>
    </style:style>
    <style:style style:name="T33" style:family="text">
      <style:text-properties officeooo:rsid="007ff895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officeooo:rsid="00805afe"/>
    </style:style>
    <style:style style:name="T36" style:family="text">
      <style:text-properties officeooo:rsid="00811fd3"/>
    </style:style>
    <style:style style:name="T37" style:family="text">
      <style:text-properties officeooo:rsid="008b97e2"/>
    </style:style>
    <style:style style:name="T38" style:family="text">
      <style:text-properties officeooo:rsid="008c005d"/>
    </style:style>
    <style:style style:name="T39" style:family="text">
      <style:text-properties officeooo:rsid="008cf0cb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7b804"/>
    </style:style>
    <style:style style:name="T43" style:family="text">
      <style:text-properties officeooo:rsid="009816f5"/>
    </style:style>
    <style:style style:name="T44" style:family="text">
      <style:text-properties officeooo:rsid="009934c6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normal" officeooo:rsid="009934c6" style:font-weight-asian="normal" style:font-weight-complex="normal"/>
    </style:style>
    <style:style style:name="T48" style:family="text">
      <style:text-properties fo:font-weight="normal" officeooo:rsid="00a243e7" style:font-weight-asian="normal" style:font-weight-complex="normal"/>
    </style:style>
    <style:style style:name="T49" style:family="text">
      <style:text-properties fo:font-weight="normal" officeooo:rsid="00a35a42" style:font-weight-asian="normal" style:font-weight-complex="normal"/>
    </style:style>
    <style:style style:name="T50" style:family="text">
      <style:text-properties officeooo:rsid="009d84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5">5</text:span></text:span><text:span text:style-name="Default_20_Paragraph_20_Font"><text:span text:style-name="T14">.</text:span></text:span><text:span text:style-name="Default_20_Paragraph_20_Font"><text:span text:style-name="T16">5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7">https://github.com/Serrin/Celestra/</text:span></text:span></text:a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Web Storage api and JSON</text:p>
          </table:table-cell>
          <table:table-cell table:style-name="Table1.A1" office:value-type="string">
            <text:h text:style-name="P83" text:outline-level="3">element.dataset &amp; data-* attributes</text:h>
          </table:table-cell>
          <table:table-cell table:style-name="Table1.C1" office:value-type="string">
            <text:h text:style-name="P82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9"/>
            <text:p text:style-name="P9">IE8+</text:p>
            <text:p text:style-name="P9"/>
            <text:p text:style-name="P38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8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8"/>
            <text:p text:style-name="P38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8"/>
            <text:p text:style-name="P38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8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8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8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8">remove:</text:p>
            <text:p text:style-name="P9">element.removeAttribute("data-name");</text:p>
            <text:p text:style-name="P9"/>
            <text:p text:style-name="P38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8">Int8Array();</text:p>
            <text:p text:style-name="P9">-128 to 127, 1 byte, int8_t, Shortint</text:p>
            <text:p text:style-name="P38">Uint8Array();</text:p>
            <text:p text:style-name="P9">0 to 255, 1 byte, uint8_t, <text:span text:style-name="T18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8">Byte</text:span></text:p>
            <text:p text:style-name="P38">Int16Array();</text:p>
            <text:p text:style-name="P9">-32768 to 32767, 2 byte, int16_t, Smallint</text:p>
            <text:p text:style-name="P38">Uint16Array();</text:p>
            <text:p text:style-name="P9">0 to 65535, 2 byte, uint16_t, <text:span text:style-name="T18">Word</text:span></text:p>
            <text:p text:style-name="P38">Int32Array();</text:p>
            <text:p text:style-name="P9">-2147483648 to 2147483647, 4 byte, int32_t</text:p>
            <text:p text:style-name="P38">Uint32Array();</text:p>
            <text:p text:style-name="P9">0 to 4294967295, 4 byte, uint32_t, Longword</text:p>
            <text:p text:style-name="P38">BigInt64Array(); - not in IE10-11</text:p>
            <text:p text:style-name="P9">-2**63 to 2**63-1, 8 byte, int64_t, Int64</text:p>
            <text:p text:style-name="P38">BigUint64Array(); - not in IE10-11</text:p>
            <text:p text:style-name="P9">0 to 2**64-1, 8 byte, uint64_t, QWord</text:p>
            <text:p text:style-name="P38">Float32Array();</text:p>
            <text:p text:style-name="P9">1.2x10-38 to 3.4x1038, 4 byte, float, <text:span text:style-name="T18">Real</text:span></text:p>
            <text:p text:style-name="P38">Float64Array();</text:p>
            <text:p text:style-name="P9">5.0x10-324 to 1.8x10308, 8 byte, <text:span text:style-name="T18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3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"><text:span text:style-name="Source_20_Text"><text:span text:style-name="T4">target.dispatchEvent(&lt;event&gt;);</text:span></text:span></text:p>
            <text:p text:style-name="P2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84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element.classList</text:p>
          </table:table-cell>
          <table:table-cell table:style-name="Table2.B1" office:value-type="string">
            <text:p text:style-name="P36">JSON</text:p>
          </table:table-cell>
        </table:table-row>
        <table:table-row>
          <table:table-cell table:style-name="Table2.A2" office:value-type="string">
            <text:p text:style-name="P9"/>
            <text:p text:style-name="P2"><text:span text:style-name="Source_20_Text"><text:span text:style-name="T4">IE10+IE11 don't have support for classList on SVG or MathML elements.</text:span></text:span></text:p>
            <text:p text:style-name="P9"/>
            <text:p text:style-name="P38">element.classList.add(String[,String]);</text:p>
            <text:p text:style-name="P9">IE10+11: yes (except the multiple arguments)</text:p>
            <text:p text:style-name="P55"/>
            <text:p text:style-name="P38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8">element.classList.contains(String);</text:p>
            <text:p text:style-name="P9">IE10+11: yes</text:p>
            <text:p text:style-name="P55"/>
            <text:p text:style-name="P38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8">element.classList.item(Number);</text:p>
            <text:p text:style-name="P9">IE10+11: yes</text:p>
            <text:p text:style-name="P9"/>
            <text:p text:style-name="P38">element.classList.length;</text:p>
            <text:p text:style-name="P9">IE10+11: yes</text:p>
            <text:p text:style-name="P55"/>
            <text:p text:style-name="P38">element.classList.replace(oldClass, newClass);</text:p>
            <text:p text:style-name="P10">IE10+11: No and the method isn't compatible with the Safari and mobile browsers too.</text:p>
            <text:p text:style-name="P55"/>
            <text:p text:style-name="P38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8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55">// -&gt; "{\"a\":1,\"b\":\"2\",\"c\":true}"</text:p>
            <text:p text:style-name="P55"/>
            <text:p text:style-name="P9">JSON.stringify( [1, 2, 3, 4, 5] );</text:p>
            <text:p text:style-name="P55">// -&gt; "[1,2,3,4,5]"</text:p>
            <text:p text:style-name="P55"/>
            <text:p text:style-name="P38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55">// -&gt; Object { a: 1, b: "2", c: true }</text:p>
            <text:p text:style-name="P55"/>
            <text:p text:style-name="P9">JSON.parse(JSON.stringify( [1, 2, 3, 4, 5] ));</text:p>
            <text:p text:style-name="P55">// -&gt; Array(5) [ 1, 2, 3, 4, 5 ]</text:p>
            <text:p text:style-name="P55"/>
          </table:table-cell>
        </table:table-row>
      </table:table>
      <text:p text:style-name="P6"/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DOMParser</text:p>
          </table:table-cell>
          <table:table-cell table:style-name="Table3.A1" office:value-type="string">
            <text:p text:style-name="P37">BigInt <text:span text:style-name="T19">(Int64)</text:span></text:p>
          </table:table-cell>
        </table:table-row>
        <table:table-row>
          <table:table-cell table:style-name="Table3.A2" office:value-type="string">
            <text:p text:style-name="P9"/>
            <text:p text:style-name="P2"><text:span text:style-name="Source_20_Text"><text:span text:style-name="T4">IE9: XML support</text:span></text:span></text:p>
            <text:p text:style-name="P2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2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>
          <table:table-cell table:style-name="Table3.A3" office:value-type="string">
            <text:p text:style-name="P43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62">// -&gt; Array(4) [ div, div, div, p ]</text:p>
            <text:p text:style-name="P62">// Tested in IE11, Edge, Firefox and Chrome.</text:p>
            <text:p text:style-name="P20"/>
          </table:table-cell>
          <table:covered-table-cell table:style-name="Table3.B2"/>
        </table:table-row>
      </table:table>
      <text:p text:style-name="P6"/>
      <text:p text:style-name="P6"/>
      <text:p text:style-name="P6"/>
      <text:p text:style-name="P7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9">Fetch</text:p>
          </table:table-cell>
          <table:table-cell table:style-name="Táblázat1.B1" office:value-type="string">
            <text:p text:style-name="P40">Fetch <text:span text:style-name="T23">POST</text:span></text:p>
          </table:table-cell>
        </table:table-row>
        <table:table-row>
          <table:table-cell table:style-name="Táblázat1.A2" office:value-type="string">
            <text:p text:style-name="P11"/>
            <text:p text:style-name="P12">Firefox 39, Chrome 42, Edge14, Opera29 , Safari 10.1, Samsung <text:span text:style-name="T22">I. </text:span>4.0</text:p>
            <text:p text:style-name="P13"/>
            <text:p text:style-name="P56">// Example GET method implementation with TEXT:</text:p>
            <text:p text:style-name="P13">fetch("https://api.coindesk.com/v1/bpi/currentprice.json")</text:p>
            <text:p text:style-name="P13"><text:s text:c="2"/>.then( response =&gt; response.text() )</text:p>
            <text:p text:style-name="P13"><text:s text:c="2"/>.then( data =&gt; console.log(data) )</text:p>
            <text:p text:style-name="P13"><text:s text:c="2"/>.catch( error =&gt; console.log(error) );</text:p>
            <text:p text:style-name="P13"/>
            <text:p text:style-name="P56">// Example GET method implementation with JSON:</text:p>
            <text:p text:style-name="P13">fetch("https://api.coindesk.com/v1/bpi/currentprice.json")</text:p>
            <text:p text:style-name="P13"><text:s text:c="2"/>.then( response =&gt; response.json() )</text:p>
            <text:p text:style-name="P13"><text:s text:c="2"/>.then( data =&gt; console.log(data.bpi.USD.rate) )</text:p>
            <text:p text:style-name="P13"><text:s text:c="2"/>.catch( error =&gt; console.log(error) );</text:p>
            <text:p text:style-name="P13"/>
            <text:p text:style-name="P56">// Example GET method implementation with TEXT and JSON:</text:p>
            <text:p text:style-name="P13">fetch("https://api.coindesk.com/v1/bpi/currentprice.json")</text:p>
            <text:p text:style-name="P13"><text:s text:c="2"/>.then( response =&gt; response.text() )</text:p>
            <text:p text:style-name="P13"><text:s text:c="2"/>.then(text =&gt; console.log(JSON.parse(text).bpi.USD.rate+"\n"+text))</text:p>
            <text:p text:style-name="P13"><text:s text:c="2"/>.catch( error =&gt; console.log(error) );</text:p>
            <text:p text:style-name="P13"/>
            <text:p text:style-name="P56">// Example POST method implementation with upload JSON data:</text:p>
            <text:p text:style-name="P13">const data = { username: "example" };</text:p>
            <text:p text:style-name="P13">fetch("https://example.com/profile", {</text:p>
            <text:p text:style-name="P13"><text:s text:c="4"/>method: "POST", // or "PUT"</text:p>
            <text:p text:style-name="P13"><text:s text:c="4"/>headers: { "Content-Type": "application/json", },</text:p>
            <text:p text:style-name="P13"><text:s text:c="4"/>body: JSON.stringify(data),</text:p>
            <text:p text:style-name="P13"><text:s text:c="2"/>})</text:p>
            <text:p text:style-name="P13"><text:s text:c="2"/>.then(response =&gt; response.json())</text:p>
            <text:p text:style-name="P13"><text:s text:c="2"/>.then(data =&gt; { console.log("Success:", data); })</text:p>
            <text:p text:style-name="P13"><text:s text:c="2"/>.catch((error) =&gt; { console.error("Error:", error); });</text:p>
            <text:p text:style-name="P13"/>
            <text:p text:style-name="P11"/>
          </table:table-cell>
          <table:table-cell table:style-name="Táblázat1.B2" office:value-type="string">
            <text:p text:style-name="P57"/>
            <text:p text:style-name="P57">// Example POST method implementation:</text:p>
            <text:p text:style-name="P58">// Default options are marked with *</text:p>
            <text:p text:style-name="P68">async function postData(url = "<text:span text:style-name="T21">url</text:span>", data = {}) {</text:p>
            <text:p text:style-name="P68"><text:s text:c="2"/>const response = await fetch(url, {</text:p>
            <text:p text:style-name="P69"><text:s text:c="4"/>method: "POST", </text:p>
            <text:p text:style-name="P59"><text:s text:c="4"/>// *GET, POST, PUT, DELETE, etc.</text:p>
            <text:p text:style-name="P69"><text:s text:c="4"/>mode: "cors",</text:p>
            <text:p text:style-name="P59"><text:s text:c="4"/>// no-cors, *cors, same-origin</text:p>
            <text:p text:style-name="P69"><text:s text:c="4"/>cache: "no-cache", </text:p>
            <text:p text:style-name="P59"><text:s text:c="4"/>// *default, no-cache, reload, force-cache, only-if-cached</text:p>
            <text:p text:style-name="P69"><text:s text:c="4"/>credentials: "same-origin", </text:p>
            <text:p text:style-name="P59"><text:s text:c="4"/>// include, *same-origin, omit</text:p>
            <text:p text:style-name="P70"><text:s text:c="4"/>headers: {"Content-Type": "application/json"},</text:p>
            <text:p text:style-name="P68"><text:s text:c="4"/><text:span text:style-name="T20">// "Content-Type": "application/x-www-form-urlencoded"</text:span></text:p>
            <text:p text:style-name="P69"><text:s text:c="4"/>redirect: "follow", </text:p>
            <text:p text:style-name="P59"><text:s text:c="4"/>// manual, *follow, error</text:p>
            <text:p text:style-name="P71"><text:s text:c="4"/>referrerPolicy: "no-referrer",</text:p>
            <text:p text:style-name="P60"><text:s text:c="4"/>// no-referrer, *no-referrer-when-downgrade, origin, origin-when-cross-origin, same-origin, strict-origin, strict-origin-when-cross-origin, unsafe-url</text:p>
            <text:p text:style-name="P71"><text:s text:c="4"/>body: JSON.stringify(data) </text:p>
            <text:p text:style-name="P60"><text:s text:c="4"/>// body data type must match "Content-Type" header</text:p>
            <text:p text:style-name="P68"><text:s text:c="2"/>});</text:p>
            <text:p text:style-name="P72"><text:s text:c="2"/>return response.json();</text:p>
            <text:p text:style-name="P61"><text:s text:c="2"/>// parses JSON response into native JavaScript objects</text:p>
            <text:p text:style-name="P68">}</text:p>
            <text:p text:style-name="P68"/>
            <text:p text:style-name="P68">postData("https://example.com/answer", { answer: 42 })</text:p>
            <text:p text:style-name="P68"><text:s text:c="2"/>.then(data =&gt; { console.log(data); });</text:p>
            <text:p text:style-name="P68"><text:s text:c="2"/><text:span text:style-name="T20">// JSON data parsed by `data.json()` call</text:span></text:p>
            <text:p text:style-name="P57"/>
          </table:table-cell>
        </table:table-row>
      </table:table>
      <text:p text:style-name="P7"/>
      <text:p text:style-name="P7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45">Nullish coalescing operator</text:p>
            <text:p text:style-name="P50">x ?? y</text:p>
          </table:table-cell>
          <table:table-cell table:style-name="Table4.A1" office:value-type="string">
            <text:p text:style-name="P45">Logical nullish assignment</text:p>
            <text:p text:style-name="P48">x ??= y</text:p>
          </table:table-cell>
          <table:table-cell table:style-name="Table4.A1" office:value-type="string">
            <text:p text:style-name="P45">Logical AND assign<text:span text:style-name="T28">m</text:span><text:span text:style-name="T29">ent</text:span></text:p>
            <text:p text:style-name="P48">x &amp;&amp;= y</text:p>
          </table:table-cell>
          <table:table-cell table:style-name="Table4.D1" office:value-type="string">
            <text:p text:style-name="P45">Logical OR assignment</text:p>
            <text:p text:style-name="P48">x ||= y</text:p>
          </table:table-cell>
        </table:table-row>
        <table:table-row>
          <table:table-cell table:style-name="Table4.A2" office:value-type="string">
            <text:p text:style-name="P25">FF 7<text:span text:style-name="T27">2</text:span>, Chrome and Edge 8<text:span text:style-name="T27">0</text:span>, Safari 1<text:span text:style-name="T27">3.1</text:span>, <text:span text:style-name="T27">Safari on iOS 13.4, </text:span>Samsung Internet <text:span text:style-name="T27">13</text:span></text:p>
          </table:table-cell>
          <table:table-cell table:style-name="Table4.B2" table:number-columns-spanned="3" office:value-type="string">
            <text:p text:style-name="P24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1"/>
            <text:p text:style-name="P21">The nullish coalescing operator (??) is a logical operator that <text:span text:style-name="T24">returns its right-hand side operand when its left-hand side operand is null or undefined</text:span>, <text:span text:style-name="T24">and otherwise returns its left-hand side operand.</text:span></text:p>
            <text:p text:style-name="P51"/>
          </table:table-cell>
          <table:table-cell table:style-name="Table4.B3" office:value-type="string">
            <text:p text:style-name="P21"/>
            <text:p text:style-name="P21">The logical nullish assignment <text:s/>operator <text:span text:style-name="T24">only assigns if x is nullish</text:span> <text:span text:style-name="T24">(null or undefined)</text:span>.</text:p>
            <text:p text:style-name="P21"/>
          </table:table-cell>
          <table:table-cell table:style-name="Table4.C3" office:value-type="string">
            <text:p text:style-name="P21"/>
            <text:p text:style-name="P21">The logical AND assignment <text:s/>operator <text:span text:style-name="T24">only assigns if x is truthy</text:span>.</text:p>
            <text:p text:style-name="P67"/>
          </table:table-cell>
          <table:table-cell table:style-name="Table4.D3" office:value-type="string">
            <text:p text:style-name="P21"/>
            <text:p text:style-name="P27">The logical OR assignment <text:s/>operator <text:span text:style-name="T24">only assigns if x is falsy</text:span>.</text:p>
            <text:p text:style-name="P27"><text:s/></text:p>
            <text:p text:style-name="P26">(false, 0, -0, 0n, "", '', ``, null, undefined, NaN)</text:p>
            <text:p text:style-name="P63"/>
          </table:table-cell>
        </table:table-row>
        <table:table-row>
          <table:table-cell table:style-name="Table4.A4" office:value-type="string">
            <text:p text:style-name="P30"/>
            <text:p text:style-name="P30">const nullValue = null;</text:p>
            <text:p text:style-name="P30">const emptyText = ""; <text:span text:style-name="T20">// falsy</text:span></text:p>
            <text:p text:style-name="P30">const someNumber = 42;</text:p>
            <text:p text:style-name="P30"/>
            <text:p text:style-name="P30">const valA = nullValue ?? "defaultA"; </text:p>
            <text:p text:style-name="P65">// "defaultA"</text:p>
            <text:p text:style-name="P30"/>
            <text:p text:style-name="P30">const valB = emptyText ?? "default B";</text:p>
            <text:p text:style-name="P65">// "" (empty string is not null or undefined)</text:p>
            <text:p text:style-name="P30"/>
            <text:p text:style-name="P30">const valC = someNumber ?? 0;</text:p>
            <text:p text:style-name="P65">// 42</text:p>
            <text:p text:style-name="P65"/>
          </table:table-cell>
          <table:table-cell table:style-name="Table4.B3" office:value-type="string">
            <text:p text:style-name="P26"/>
            <text:p text:style-name="P26">function config (options) {</text:p>
            <text:p text:style-name="P26"><text:s text:c="2"/>options.duration ??= 100;</text:p>
            <text:p text:style-name="P26"><text:s text:c="2"/>options.speed ??= 25;</text:p>
            <text:p text:style-name="P26"><text:s text:c="2"/>return options;</text:p>
            <text:p text:style-name="P26">}</text:p>
            <text:p text:style-name="P26"/>
            <text:p text:style-name="P26">config({duration: 125}); </text:p>
            <text:p text:style-name="P64">// {duration: 125, speed: 25}</text:p>
            <text:p text:style-name="P26"/>
            <text:p text:style-name="P26">config({}); </text:p>
            <text:p text:style-name="P64">// {duration: 100, speed: 25}</text:p>
            <text:p text:style-name="P26"/>
          </table:table-cell>
          <table:table-cell table:style-name="Table4.C4" office:value-type="string">
            <text:p text:style-name="P26"/>
            <text:p text:style-name="P26">let x = 0;</text:p>
            <text:p text:style-name="P26">let y = 1;</text:p>
            <text:p text:style-name="P26"/>
            <text:p text:style-name="P26">x &amp;&amp;= 0; <text:span text:style-name="T20">// 0</text:span></text:p>
            <text:p text:style-name="P26">x &amp;&amp;= 1; <text:span text:style-name="T20">// 0</text:span></text:p>
            <text:p text:style-name="P26">y &amp;&amp;= 1; <text:span text:style-name="T20">// 1</text:span></text:p>
            <text:p text:style-name="P26">y &amp;&amp;= 0; <text:span text:style-name="T20">// 0</text:span></text:p>
            <text:p text:style-name="P64"/>
          </table:table-cell>
          <table:table-cell table:style-name="Table4.D4" office:value-type="string">
            <text:p text:style-name="P21"/>
            <text:p text:style-name="P30">const a = { </text:p>
            <text:p text:style-name="P30"><text:s text:c="2"/>duration: 50, </text:p>
            <text:p text:style-name="P30"><text:s text:c="2"/>title: ""</text:p>
            <text:p text:style-name="P30">};</text:p>
            <text:p text:style-name="P26"/>
            <text:p text:style-name="P28">a.duration ||= 10;</text:p>
            <text:p text:style-name="P66">// 5</text:p>
            <text:p text:style-name="P26"/>
            <text:p text:style-name="P26">a.title ||= "title is empty.";</text:p>
            <text:p text:style-name="P64">// "title is empty"</text:p>
          </table:table-cell>
        </table:table-row>
        <table:table-row>
          <table:table-cell table:style-name="Table4.A4" office:value-type="string">
            <text:p text:style-name="P30"/>
            <text:p text:style-name="P30">let count = 0;</text:p>
            <text:p text:style-name="P30">let text = "";</text:p>
            <text:p text:style-name="P30">let qty = count || 42; <text:span text:style-name="T20">// 42</text:span></text:p>
            <text:p text:style-name="P65">let message = text || "hi!"; // "hi!"</text:p>
            <text:p text:style-name="P65"/>
          </table:table-cell>
          <table:table-cell table:style-name="Table4.B3" office:value-type="string">
            <text:p text:style-name="P26"/>
            <text:p text:style-name="P30">const a = { duration: 50 };</text:p>
            <text:p text:style-name="P30">a.duration ??= 10; <text:span text:style-name="T20">// 50</text:span></text:p>
            <text:p text:style-name="P30">a.speed ??= 25; <text:s text:c="3"/><text:span text:style-name="T20">// 25</text:span></text:p>
            <text:p text:style-name="P65"/>
          </table:table-cell>
          <table:table-cell table:style-name="Table4.C4" office:value-type="string">
            <text:p text:style-name="P26"/>
            <text:p text:style-name="P30">let a = 1;</text:p>
            <text:p text:style-name="P30">let b = 0;</text:p>
            <text:p text:style-name="P30">a &amp;&amp;= 2; <text:span text:style-name="T20">// 2</text:span></text:p>
            <text:p text:style-name="P30">b &amp;&amp;= 2; <text:span text:style-name="T20">// 0</text:span></text:p>
            <text:p text:style-name="P65"/>
          </table:table-cell>
          <table:table-cell table:style-name="Table4.D4" office:value-type="string">
            <text:p text:style-name="P21"/>
          </table:table-cell>
        </table:table-row>
        <table:table-row table:style-name="Table4.1">
          <table:table-cell table:style-name="Table4.A6" table:number-columns-spanned="2" office:value-type="string">
            <text:p text:style-name="P44"/>
          </table:table-cell>
          <table:covered-table-cell/>
          <table:table-cell table:style-name="Table4.C6" office:value-type="string">
            <text:p text:style-name="P45">equivalent</text:p>
          </table:table-cell>
          <table:table-cell table:style-name="Table4.D6" office:value-type="string">
            <text:p text:style-name="P45">not equivalent</text:p>
          </table:table-cell>
        </table:table-row>
        <table:table-row table:style-name="Table4.1">
          <table:table-cell table:style-name="Table4.C6" office:value-type="string">
            <text:p text:style-name="P47">Nullish coalescing operator (??)</text:p>
          </table:table-cell>
          <table:table-cell table:style-name="Table4.C6" office:value-type="string">
            <text:p text:style-name="P52">x ?? y </text:p>
          </table:table-cell>
          <table:table-cell table:style-name="Table4.C7" office:value-type="string">
            <text:p text:style-name="P29">(x != null) ? x : y</text:p>
          </table:table-cell>
          <table:table-cell table:style-name="Table4.D7" office:value-type="string">
            <text:p text:style-name="P23"/>
          </table:table-cell>
        </table:table-row>
        <table:table-row table:style-name="Table4.1">
          <table:table-cell table:style-name="Table4.C6" office:value-type="string">
            <text:p text:style-name="P47">Logical nullish assignment (??=)</text:p>
          </table:table-cell>
          <table:table-cell table:style-name="Table4.C6" office:value-type="string">
            <text:p text:style-name="P46">x ??= y</text:p>
          </table:table-cell>
          <table:table-cell table:style-name="Table4.C8" office:value-type="string">
            <text:p text:style-name="P22">x ?? (x = y);</text:p>
          </table:table-cell>
          <table:table-cell table:style-name="Table4.D8" office:value-type="string">
            <text:p text:style-name="P23">x = x ?? y;</text:p>
          </table:table-cell>
        </table:table-row>
        <table:table-row table:style-name="Table4.1">
          <table:table-cell table:style-name="Table4.C6" office:value-type="string">
            <text:p text:style-name="P47">Logical AND assignment (&amp;&amp;=)</text:p>
          </table:table-cell>
          <table:table-cell table:style-name="Table4.C6" office:value-type="string">
            <text:p text:style-name="P46">x &amp;&amp;= y</text:p>
          </table:table-cell>
          <table:table-cell table:style-name="Table4.C9" office:value-type="string">
            <text:p text:style-name="P23">x &amp;&amp; (x = y);</text:p>
          </table:table-cell>
          <table:table-cell table:style-name="Table4.D9" office:value-type="string">
            <text:p text:style-name="P23">x = x &amp;&amp; y;</text:p>
          </table:table-cell>
        </table:table-row>
        <table:table-row table:style-name="Table4.1">
          <table:table-cell table:style-name="Table4.C6" office:value-type="string">
            <text:p text:style-name="P47">Logical OR assignment (||=)</text:p>
          </table:table-cell>
          <table:table-cell table:style-name="Table4.C6" office:value-type="string">
            <text:p text:style-name="P44">x ||= y</text:p>
          </table:table-cell>
          <table:table-cell table:style-name="Table4.C10" office:value-type="string">
            <text:p text:style-name="P23">x || (x = y);</text:p>
          </table:table-cell>
          <table:table-cell table:style-name="Table4.D10" office:value-type="string">
            <text:p text:style-name="P23">x = x || y;</text:p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53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31">ES6, no IE11 support - FF <text:span text:style-name="T33">4</text:span><text:span text:style-name="T27">2</text:span>, Chrome <text:span text:style-name="T33">49, </text:span>Edge <text:span text:style-name="T33">12</text:span>, Safari 1<text:span text:style-name="T33">0</text:span>, <text:span text:style-name="T27">Safari on iOS 1</text:span><text:span text:style-name="T33">0</text:span><text:span text:style-name="T27">, </text:span>Samsung Internet <text:span text:style-name="T33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4">Function</text:p>
          </table:table-cell>
          <table:table-cell table:style-name="Table5.A3" office:value-type="string">
            <text:p text:style-name="P53">Description</text:p>
          </table:table-cell>
          <table:table-cell table:style-name="Table5.C3" office:value-type="string">
            <text:p text:style-name="P49">equivalent</text:p>
          </table:table-cell>
        </table:table-row>
        <table:table-row>
          <table:table-cell table:style-name="Table5.A4" office:value-type="string">
            <text:p text:style-name="P21">Reflect.apply(target, thisArgument, argumentsList);</text:p>
          </table:table-cell>
          <table:table-cell table:style-name="Table5.B4" office:value-type="string">
            <text:p text:style-name="P21">Calls a target function with arguments as specified by the argumentsList parameter.</text:p>
          </table:table-cell>
          <table:table-cell table:style-name="Table5.C4" office:value-type="string">
            <text:p text:style-name="P32">Function.prototype.apply();</text:p>
          </table:table-cell>
        </table:table-row>
        <table:table-row>
          <table:table-cell table:style-name="Table5.A5" office:value-type="string">
            <text:p text:style-name="P35">Reflect.construct(target,argumentsList</text:p>
            <text:p text:style-name="P35">[,newTarget]);</text:p>
          </table:table-cell>
          <table:table-cell table:style-name="Table5.B5" office:value-type="string">
            <text:p text:style-name="P21">The <text:span text:style-name="T30">new operator </text:span>as a function. </text:p>
          </table:table-cell>
          <table:table-cell table:style-name="Table5.C5" office:value-type="string">
            <text:p text:style-name="P78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5">Reflect.defineProperty(target,propertyKey,</text:p>
            <text:p text:style-name="P35">attributes);</text:p>
          </table:table-cell>
          <table:table-cell table:style-name="Table5.B5" office:value-type="string">
            <text:p text:style-name="P78"><text:span text:style-name="T34">Similar to Object.defineProperty(). Returns a boolean that is </text:span><text:span text:style-name="Source_20_Text"><text:span text:style-name="T9">true</text:span></text:span><text:span text:style-name="T34"> if the property was successfully defined.</text:span></text:p>
          </table:table-cell>
          <table:table-cell table:style-name="Table5.C6" office:value-type="string">
            <text:p text:style-name="P77"><text:span text:style-name="Source_20_Text"><text:span text:style-name="T9">Object.defineProperty(target, propertyKey,attributes);</text:span></text:span></text:p>
            <text:p text:style-name="P21"/>
          </table:table-cell>
        </table:table-row>
        <table:table-row>
          <table:table-cell table:style-name="Table5.A5" office:value-type="string">
            <text:p text:style-name="P21">Reflect.deleteProperty(target,propertyKey);</text:p>
          </table:table-cell>
          <table:table-cell table:style-name="Table5.B5" office:value-type="string">
            <text:p text:style-name="P21">The delete operator as a function.</text:p>
          </table:table-cell>
          <table:table-cell table:style-name="Table5.C7" office:value-type="string">
            <text:p text:style-name="P21">delete target[propertyKey];</text:p>
          </table:table-cell>
        </table:table-row>
        <table:table-row>
          <table:table-cell table:style-name="Table5.A5" office:value-type="string">
            <text:p text:style-name="P21">Reflect.get(target,propertyKey[,receiver]);</text:p>
          </table:table-cell>
          <table:table-cell table:style-name="Table5.B5" office:value-type="string">
            <text:p text:style-name="P21">Returns the value of the property <text:span text:style-name="T31">of the object</text:span>.</text:p>
          </table:table-cell>
          <table:table-cell table:style-name="Table5.C8" office:value-type="string">
            <text:p text:style-name="P21">target[propertyKey];</text:p>
          </table:table-cell>
        </table:table-row>
        <table:table-row>
          <table:table-cell table:style-name="Table5.A5" office:value-type="string">
            <text:p text:style-name="P35">Reflect.getOwnPropertyDescriptor(target,</text:p>
            <text:p text:style-name="P35">propertyKey);</text:p>
          </table:table-cell>
          <table:table-cell table:style-name="Table5.B5" office:value-type="string">
            <text:p text:style-name="P21">Returns a property descriptor of the given property if it exists on the object, undefined otherwise.</text:p>
          </table:table-cell>
          <table:table-cell table:style-name="Table5.C9" office:value-type="string">
            <text:p text:style-name="P74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21"/>
          </table:table-cell>
        </table:table-row>
        <table:table-row>
          <table:table-cell table:style-name="Table5.A5" office:value-type="string">
            <text:p text:style-name="P21">Reflect.getPrototypeOf(target);</text:p>
          </table:table-cell>
          <table:table-cell table:style-name="Table5.B5" office:value-type="string">
            <text:p text:style-name="P76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73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21">Reflect.has(target,propertyKey);</text:p>
          </table:table-cell>
          <table:table-cell table:style-name="Table5.B5" office:value-type="string">
            <text:p text:style-name="P21">Returns a boolean whether the target has the property.</text:p>
          </table:table-cell>
          <table:table-cell table:style-name="Table5.C11" office:value-type="string">
            <text:p text:style-name="P33"><text:span text:style-name="T36">p</text:span>ropertyKey <text:span text:style-name="T32">in target;</text:span></text:p>
          </table:table-cell>
        </table:table-row>
        <table:table-row>
          <table:table-cell table:style-name="Table5.A5" office:value-type="string">
            <text:p text:style-name="P21">Reflect.isExtensible(target);</text:p>
          </table:table-cell>
          <table:table-cell table:style-name="Table5.B5" office:value-type="string">
            <text:p text:style-name="P21">Returns a boolean that is true if the target is extensible.</text:p>
          </table:table-cell>
          <table:table-cell table:style-name="Table5.C12" office:value-type="string">
            <text:p text:style-name="P73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21"/>
          </table:table-cell>
        </table:table-row>
        <table:table-row>
          <table:table-cell table:style-name="Table5.A5" office:value-type="string">
            <text:p text:style-name="P21">Reflect.ownKeys(target);</text:p>
          </table:table-cell>
          <table:table-cell table:style-name="Table5.B5" office:value-type="string">
            <text:p text:style-name="P21">Returns an array of the target object's own (not inherited) property keys.</text:p>
          </table:table-cell>
          <table:table-cell table:style-name="Table5.C13" office:value-type="string">
            <text:p text:style-name="P21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21">Reflect.preventExtensions(target);</text:p>
          </table:table-cell>
          <table:table-cell table:style-name="Table5.B5" office:value-type="string">
            <text:p text:style-name="P21"><text:span text:style-name="T35">P</text:span>revents new properties from ever being added to an object. <text:span text:style-name="T36">S</text:span>imilar to Object.preventExtensions().</text:p>
          </table:table-cell>
          <table:table-cell table:style-name="Table5.C14" office:value-type="string">
            <text:p text:style-name="P75"><text:span text:style-name="Source_20_Text"><text:span text:style-name="T9">Object.preventExtensions(target);</text:span></text:span></text:p>
            <text:p text:style-name="P34"/>
          </table:table-cell>
        </table:table-row>
        <table:table-row>
          <table:table-cell table:style-name="Table5.A5" office:value-type="string">
            <text:p text:style-name="P35">Reflect.set(target,propertyKey,value</text:p>
            <text:p text:style-name="P35">[,receiver]);</text:p>
          </table:table-cell>
          <table:table-cell table:style-name="Table5.B5" office:value-type="string">
            <text:p text:style-name="P21"><text:span text:style-name="T35">A</text:span>ssigns values to properties. Returns a boolean that is true if the update was successful.</text:p>
          </table:table-cell>
          <table:table-cell table:style-name="Table5.C15" office:value-type="string">
            <text:p text:style-name="P34">target[propertyKey] = value;</text:p>
          </table:table-cell>
        </table:table-row>
        <table:table-row>
          <table:table-cell table:style-name="Table5.A16" office:value-type="string">
            <text:p text:style-name="P21">Reflect.setPrototypeOf(target,prototype);</text:p>
          </table:table-cell>
          <table:table-cell table:style-name="Table5.B16" office:value-type="string">
            <text:p text:style-name="P21"><text:span text:style-name="T35">S</text:span>ets the prototype of an object. Returns a boolean that is true if the update was successful.</text:p>
          </table:table-cell>
          <table:table-cell table:style-name="Table5.C16" office:value-type="string">
            <text:p text:style-name="P77"><text:span text:style-name="Source_20_Text"><text:span text:style-name="T9">Object.setPrototypeOf(target,prototype);</text:span></text:span></text:p>
            <text:p text:style-name="P21"/>
          </table:table-cell>
        </table:table-row>
      </table:table>
      <text:p text:style-name="P7"/>
      <text:p text:style-name="P8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1">Map <text:span text:style-name="T38">Object</text:span></text:p>
          </table:table-cell>
          <table:table-cell table:style-name="Table6.B1" office:value-type="string">
            <text:p text:style-name="P41">Set <text:span text:style-name="T38">Object </text:span><text:span text:style-name="T39">helper functions</text:span></text:p>
          </table:table-cell>
        </table:table-row>
        <table:table-row>
          <table:table-cell table:style-name="Table6.A2" office:value-type="string">
            <text:p text:style-name="P14"/>
            <text:p text:style-name="P18"><text:span text:style-name="T37">var myMap = new Map(</text:span><text:span text:style-name="T38">[iterable]</text:span><text:span text:style-name="T37">);</text:span></text:p>
            <text:p text:style-name="P14"/>
            <text:p text:style-name="P14">// <text:span text:style-name="T37">The Map object</text:span><text:span text:style-name="T38">s</text:span><text:span text:style-name="T37"> are iterable.</text:span></text:p>
            <text:p text:style-name="P14">for (<text:span text:style-name="T37">let</text:span> [key, value] of myMap) { </text:p>
            <text:p text:style-name="P14"><text:s text:c="2"/>console.log(`${key} = ${value}`);</text:p>
            <text:p text:style-name="P14">}</text:p>
            <text:p text:style-name="P14"/>
            <text:p text:style-name="P15">var cloneMap = new Map(myMap);</text:p>
            <text:p text:style-name="P15">Map.prototype.size;</text:p>
            <text:p text:style-name="P15">Map.prototype.get(&lt;key&gt;); -&gt; value/undefines</text:p>
            <text:p text:style-name="P15">Map.prototype.set(&lt;key&gt;,&lt;value&gt;); -&gt; Map object</text:p>
            <text:p text:style-name="P15">Map.prototype.has(&lt;key&gt;); -&gt; boolean</text:p>
            <text:p text:style-name="P15">Map.prototype.delete(&lt;key&gt;); -&gt; boolean</text:p>
            <text:p text:style-name="P15">Map.prototype.clear(); -&gt; undefined</text:p>
            <text:p text:style-name="P15"/>
            <text:p text:style-name="P15">Map.prototype.forEach(function (value,key,map)<text:span text:style-name="T38">)</text:span>; -&gt; undefined</text:p>
            <text:p text:style-name="P15">Map.prototype.keys(); -&gt; iterator of keys</text:p>
            <text:p text:style-name="P15">Map.prototype.values(); -&gt; iterator of values</text:p>
            <text:p text:style-name="P15">Map.prototype.entries(); -&gt; iterator of [key, value]</text:p>
            <text:p text:style-name="P15"/>
          </table:table-cell>
          <table:table-cell table:style-name="Table6.B2" table:number-rows-spanned="3" office:value-type="string">
            <text:p text:style-name="P16">function isSuperset(set, subset) {</text:p>
            <text:p text:style-name="P16"><text:s text:c="2"/>for (const elem of subset) {</text:p>
            <text:p text:style-name="P16"><text:s text:c="4"/>if (!set.has(elem)) { return false; }</text:p>
            <text:p text:style-name="P16"><text:s text:c="2"/>}</text:p>
            <text:p text:style-name="P16"><text:s text:c="2"/>return true;</text:p>
            <text:p text:style-name="P16">}</text:p>
            <text:p text:style-name="P16"/>
            <text:p text:style-name="P16">function union(setA, setB) {</text:p>
            <text:p text:style-name="P16"><text:s text:c="2"/>const _union = new Set(setA);</text:p>
            <text:p text:style-name="P16"><text:s text:c="2"/>for (const elem of setB) { _union.add(elem); }</text:p>
            <text:p text:style-name="P16"><text:s text:c="2"/>return _union;</text:p>
            <text:p text:style-name="P16">}</text:p>
            <text:p text:style-name="P16">function intersection(setA, setB) {</text:p>
            <text:p text:style-name="P16"><text:s text:c="2"/>const _intersection = new Set();</text:p>
            <text:p text:style-name="P16"><text:s text:c="2"/>for (const elem of setB) {</text:p>
            <text:p text:style-name="P16"><text:s text:c="4"/>if (setA.has(elem)) { _intersection.add(elem); }</text:p>
            <text:p text:style-name="P16"><text:s text:c="2"/>}</text:p>
            <text:p text:style-name="P16"><text:s text:c="2"/>return _intersection;</text:p>
            <text:p text:style-name="P16">}</text:p>
            <text:p text:style-name="P16"/>
            <text:p text:style-name="P17">function difference(setA, setB) {</text:p>
            <text:p text:style-name="P17"><text:s text:c="2"/>const _difference = new Set(setA);</text:p>
            <text:p text:style-name="P17"><text:s text:c="2"/>for (const elem of setB) { _difference.delete(elem); }</text:p>
            <text:p text:style-name="P17"><text:s text:c="2"/>return _difference;</text:p>
            <text:p text:style-name="P17">}</text:p>
            <text:p text:style-name="P16">function symmetricDifference(setA, setB) {</text:p>
            <text:p text:style-name="P16"><text:s text:c="2"/>const _d = new Set(setA);</text:p>
            <text:p text:style-name="P16"><text:s text:c="2"/>for (const <text:span text:style-name="T39">e</text:span> of setB) {</text:p>
            <text:p text:style-name="P16"><text:s text:c="4"/>if (_d.has(<text:span text:style-name="T39">e</text:span>)) { _d.delete(<text:span text:style-name="T39">e</text:span>); } else { _d.add(<text:span text:style-name="T39">e</text:span>); }</text:p>
            <text:p text:style-name="P16"><text:s text:c="2"/>}</text:p>
            <text:p text:style-name="P16"><text:s text:c="2"/>return _d;</text:p>
            <text:p text:style-name="P16">}</text:p>
            <text:p text:style-name="P16"/>
            <text:p text:style-name="P16">const setA = new Set([1,2,3,4]), setB = new Set([2, 3]), setC = new Set([3, 4, 5, 6])</text:p>
            <text:p text:style-name="P16">isSuperset(setA, setB); <text:s text:c="9"/>// true</text:p>
            <text:p text:style-name="P16">union(setA, setC); <text:s text:c="14"/>// <text:span text:style-name="T38">Set </text:span>{1, 2, 3, 4, 5, 6}</text:p>
            <text:p text:style-name="P16">intersection(setA, setC); <text:s text:c="7"/>// <text:span text:style-name="T38">S</text:span>et {3, 4}</text:p>
            <text:p text:style-name="P17">difference(setA, setC); <text:s text:c="9"/>// Set {1, 2}</text:p>
            <text:p text:style-name="P16">symmetricDifference(setA, setC); // Set {1, 2, 5, 6}</text:p>
          </table:table-cell>
        </table:table-row>
        <table:table-row>
          <table:table-cell table:style-name="Table6.A3" office:value-type="string">
            <text:p text:style-name="P42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19"/>
            <text:p text:style-name="P19"><text:span text:style-name="T37">var my</text:span><text:span text:style-name="T38">Set</text:span><text:span text:style-name="T37"> = new </text:span><text:span text:style-name="T38">Set</text:span><text:span text:style-name="T37">(</text:span><text:span text:style-name="T38">[iterable]</text:span><text:span text:style-name="T37">);</text:span></text:p>
            <text:p text:style-name="P19"/>
            <text:p text:style-name="P19">// <text:span text:style-name="T37">The </text:span><text:span text:style-name="T38">Set</text:span><text:span text:style-name="T37"> object</text:span><text:span text:style-name="T38">s</text:span><text:span text:style-name="T37"> are iterable.</text:span></text:p>
            <text:p text:style-name="P19">for (const item of mySet) { console.log(item); }</text:p>
            <text:p text:style-name="P19"/>
            <text:p text:style-name="P19"><text:span text:style-name="T37">var clone</text:span><text:span text:style-name="T38">Set</text:span><text:span text:style-name="T37"> = new </text:span><text:span text:style-name="T38">Set</text:span><text:span text:style-name="T37">(my</text:span><text:span text:style-name="T38">S</text:span><text:span text:style-name="T40">e</text:span><text:span text:style-name="T38">t</text:span><text:span text:style-name="T37">);</text:span></text:p>
            <text:p text:style-name="P19"><text:span text:style-name="T38">Set</text:span><text:span text:style-name="T37">.prototype.size;</text:span></text:p>
            <text:p text:style-name="P19"><text:span text:style-name="T38">Set</text:span><text:span text:style-name="T37">.prototype.</text:span><text:span text:style-name="T38">add</text:span><text:span text:style-name="T37">(&lt;value&gt;); -&gt; </text:span><text:span text:style-name="T38">Set</text:span><text:span text:style-name="T37"> object</text:span></text:p>
            <text:p text:style-name="P16"><text:span text:style-name="T38">Set</text:span>.prototype.has(&lt;<text:span text:style-name="T38">value</text:span>&gt;); -&gt; boolean</text:p>
            <text:p text:style-name="P16"><text:span text:style-name="T38">Set</text:span>.prototype.delete(&lt;<text:span text:style-name="T38">value</text:span>&gt;); -&gt; boolean</text:p>
            <text:p text:style-name="P16"><text:span text:style-name="T38">Set</text:span>.prototype.clear(); -&gt; undefined</text:p>
            <text:p text:style-name="P16"/>
            <text:p text:style-name="P16"><text:span text:style-name="T38">Set</text:span>.prototype.forEach(function (value,<text:span text:style-name="T38">value</text:span>,<text:span text:style-name="T38">set</text:span>)<text:span text:style-name="T38">)</text:span>; -&gt; undefined</text:p>
            <text:p text:style-name="P16"><text:span text:style-name="T38">Set</text:span>.prototype.keys(); -&gt; iterator of <text:span text:style-name="T38">values</text:span></text:p>
            <text:p text:style-name="P16"><text:span text:style-name="T38">Set</text:span>.prototype.values(); -&gt; iterator of values</text:p>
            <text:p text:style-name="P16"><text:span text:style-name="T38">Set</text:span>.prototype.entries(); -&gt; iterator of [<text:span text:style-name="T38">value</text:span>, value]</text:p>
          </table:table-cell>
          <table:covered-table-cell table:style-name="Table6.B2"/>
        </table:table-row>
      </table:table>
      <text:p text:style-name="P79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93">Array.fromAsync(<text:span text:style-name="T41">);</text:span></text:p>
          </table:table-cell>
        </table:table-row>
        <table:table-row>
          <table:table-cell table:style-name="Table7.A2" office:value-type="string">
            <text:p text:style-name="P87">Array.fromAsync(&lt;<text:span text:style-name="T44">object&gt;[</text:span>,mapFn<text:span text:style-name="T44">[</text:span>,thisArg<text:span text:style-name="T44">]]</text:span>)</text:p>
            <text:p text:style-name="P87"><text:s text:c="2"/>.<text:span text:style-name="T44">then((resultArray) =&gt; /* todo with resultArray */);</text:span></text:p>
            <text:p text:style-name="P87"/>
            <text:p text:style-name="P87"><text:span text:style-name="T26">Object types:</text:span><text:span text:style-name="T44"> </text:span><text:span text:style-name="T47">async iterable, iterable </text:span><text:span text:style-name="T48">(Array, Map, Set, NodeList, etc.)</text:span><text:span text:style-name="T46">, </text:span><text:span text:style-name="T47">array-like</text:span></text:p>
            <text:p text:style-name="P87"><text:span text:style-name="T47"/></text:p>
            <text:p text:style-name="P90"><text:span text:style-name="T25">mapfn parameters: </text:span><text:span text:style-name="T43">element, index</text:span></text:p>
          </table:table-cell>
        </table:table-row>
        <table:table-row>
          <table:table-cell table:style-name="Table7.A3" office:value-type="string">
            <text:p text:style-name="P88">async function* asyncIterable () {</text:p>
            <text:p text:style-name="P92"><text:s text:c="2"/>for (let i = 0; i &lt; 5; i++) { await new Promise((resolve)=&gt; setTimeout(resolve,50*i)); yield i; }</text:p>
            <text:p text:style-name="P88">}</text:p>
            <text:p text:style-name="P88"/>
            <text:p text:style-name="P89">Array.fromAsync(asyncIterable())</text:p>
            <text:p text:style-name="P89"><text:s text:c="2"/>.then((<text:span text:style-name="T42">res</text:span>) =&gt; console.log("asyncIterable1: "+<text:span text:style-name="T42">res</text:span>));</text:p>
            <text:p text:style-name="P88">// asyncIterable1: 0,1,2,3,4</text:p>
            <text:p text:style-name="P88"/>
            <text:p text:style-name="P89">Array.fromAsync(asyncIterable(), (x) =&gt; x*2)</text:p>
            <text:p text:style-name="P89"><text:s text:c="2"/>.then((<text:span text:style-name="T42">res</text:span>) =&gt; console.log("asyncIterable2: "+<text:span text:style-name="T42">res</text:span>));</text:p>
            <text:p text:style-name="P88">// asyncIterable2: 0,2,4,6,8</text:p>
            <text:p text:style-name="P88"/>
            <text:p text:style-name="P91">Array.fromAsync([4,5,6,7,8])</text:p>
            <text:p text:style-name="P91"><text:s text:c="2"/>.then((<text:span text:style-name="T42">res</text:span>) =&gt; console.log("[4,5,6,7,8]: "+<text:span text:style-name="T42">res</text:span>));</text:p>
            <text:p text:style-name="P88">// [4,5,6,7,8]: 4,5,6,7,8</text:p>
            <text:p text:style-name="P88"/>
            <text:p text:style-name="P89">Array.fromAsync([4,5,6,7,8], (x) =&gt; x*2)</text:p>
            <text:p text:style-name="P89"><text:s text:c="2"/>.then((<text:span text:style-name="T42">res</text:span>) =&gt; console.log("[4,5,6,7,8] + fn: "+<text:span text:style-name="T42">res</text:span>));</text:p>
            <text:p text:style-name="P88">// [4,5,6,7,8] + fn: 8,10,12,14,16</text:p>
            <text:p text:style-name="P88"/>
            <text:p text:style-name="P89">Array.fromAsync(new Set([4,5,6,6,10]))</text:p>
            <text:p text:style-name="P89"><text:s text:c="2"/>.then((<text:span text:style-name="T43">res</text:span>) =&gt; console.log("Set: "+<text:span text:style-name="T42">res</text:span>));</text:p>
            <text:p text:style-name="P88">// Set: 4,5,6,10</text:p>
            <text:p text:style-name="P88"/>
            <text:p text:style-name="P89">Array.fromAsync(new Set([4,5,6,6,10]), (x) =&gt; x*2)</text:p>
            <text:p text:style-name="P89"><text:s text:c="2"/>.then((<text:span text:style-name="T42">res</text:span>) =&gt; console.log("Set + fn: "+<text:span text:style-name="T42">res</text:span>));</text:p>
            <text:p text:style-name="P88">// Set + fn: 8,10,12,20</text:p>
            <text:p text:style-name="P88"/>
            <text:p text:style-name="P89">Array.fromAsync({"0": 3, "1": 4, "2": 5, length: 3})</text:p>
            <text:p text:style-name="P89"><text:s text:c="2"/>.then((<text:span text:style-name="T42">res</text:span>) =&gt; console.log("arraylike: "+<text:span text:style-name="T42">res</text:span>));</text:p>
            <text:p text:style-name="P88">// arraylike: 3,4,5</text:p>
            <text:p text:style-name="P88"/>
            <text:p text:style-name="P89">Array.fromAsync({"0": 3, "1": 4, "2": 5, length: 3}, (x) =&gt; x*2)</text:p>
            <text:p text:style-name="P89"><text:s text:c="2"/>.then((<text:span text:style-name="T42">res</text:span>) =&gt; console.log("arraylike + fn: "+<text:span text:style-name="T42">res</text:span>));</text:p>
            <text:p text:style-name="P88">// arraylike + fn: 6,8,10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text:span text:style-name="Default_20_Paragraph_20_Font"><text:span text:style-name="MT1"><text:s/>/ </text:span></text:span><text:span text:style-name="Default_20_Paragraph_20_Font"><text:span text:style-name="MT1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7-06T16:47:01.351000000</dc:date>
    <meta:print-date>2019-10-25T15:04:00Z</meta:print-date>
    <meta:editing-cycles>320</meta:editing-cycles>
    <meta:editing-duration>PT15H12M18S</meta:editing-duration>
    <meta:document-statistic meta:table-count="8" meta:image-count="0" meta:object-count="0" meta:page-count="8" meta:paragraph-count="471" meta:word-count="1994" meta:character-count="15568" meta:non-whitespace-character-count="13713"/>
    <meta:template xlink:type="simple" xlink:actuate="onRequest" xlink:title="" xlink:href="Normal.dotm"/>
  </office:meta>
</office:document-meta>
</file>